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4cm"/>
    </style:style>
    <style:style style:name="co2" style:family="table-column">
      <style:table-column-properties fo:break-before="auto" style:column-width="5.219cm"/>
    </style:style>
    <style:style style:name="co3" style:family="table-column">
      <style:table-column-properties fo:break-before="auto" style:column-width="5.96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5.228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2.468cm" fo:break-before="auto" style:use-optimal-row-height="false"/>
    </style:style>
    <style:style style:name="ro4" style:family="table-row">
      <style:table-row-properties style:row-height="2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justify" fo:margin-left="0cm"/>
    </style:style>
  </office:automatic-styles>
  <office:body>
    <office:spreadsheet>
      <table:table table:name="Por hac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Base de datos</text:p>
          </table:table-cell>
          <table:table-cell office:value-type="string">
            <text:p>Documento Original</text:p>
          </table:table-cell>
          <table:table-cell office:value-type="string">
            <text:p>Pedrojuán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Diseño</text:p>
          </table:table-cell>
          <table:table-cell office:value-type="string">
            <text:p>Documento Original</text:p>
          </table:table-cell>
          <table:table-cell office:value-type="string">
            <text:p>Tomás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1">
          <table:table-cell office:value-type="string">
            <text:p>Back End (Java)</text:p>
          </table:table-cell>
          <table:table-cell office:value-type="string">
            <text:p>Proyecto Spring</text:p>
          </table:table-cell>
          <table:table-cell/>
        </table:table-row>
        <table:table-row table:style-name="ro2">
          <table:table-cell/>
          <table:table-cell office:value-type="string">
            <text:p>Conexión con BD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Front End</text:p>
          </table:table-cell>
          <table:table-cell office:value-type="string">
            <text:p>Log-in</text:p>
          </table:table-cell>
          <table:table-cell/>
        </table:table-row>
        <table:table-row table:style-name="ro2">
          <table:table-cell/>
          <table:table-cell office:value-type="string">
            <text:p>Tablero</text:p>
          </table:table-cell>
          <table:table-cell/>
        </table:table-row>
        <table:table-row table:style-name="ro2">
          <table:table-cell/>
          <table:table-cell office:value-type="string">
            <text:p>Zona socia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ervidor</text:p>
          </table:table-cell>
          <table:table-cell office:value-type="string">
            <text:p>NodeJS</text:p>
          </table:table-cell>
          <table:table-cell office:value-type="string">
            <text:p>Conectar servidor con un sólo cliente</text:p>
          </table:table-cell>
        </table:table-row>
        <table:table-row table:style-name="ro2">
          <table:table-cell table:number-columns-repeated="2"/>
          <table:table-cell office:value-type="string">
            <text:p>Conectar cliente con cliente</text:p>
          </table:table-cell>
        </table:table-row>
        <table:table-row table:style-name="ro1">
          <table:table-cell/>
          <table:table-cell office:value-type="string">
            <text:p>Comparar Grun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Proyecto</text:p>
          </table:table-cell>
          <table:table-cell office:value-type="string">
            <text:p>Probar Heroku</text:p>
          </table:table-cell>
          <table:table-cell/>
        </table:table-row>
        <table:table-row table:style-name="ro2">
          <table:table-cell/>
          <table:table-cell office:value-type="string">
            <text:p>Abrir repositorio Git</text:p>
          </table:table-cell>
          <table:table-cell/>
        </table:table-row>
        <table:table-row table:style-name="ro2">
          <table:table-cell/>
          <table:table-cell office:value-type="string">
            <text:p>Establecer base de código </text:p>
          </table:table-cell>
          <table:table-cell/>
        </table:table-row>
      </table:table>
      <table:table table:name="Hecho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Notas" table:style-name="ta1" table:print="false">
        <table:table-column table:style-name="co5" table:default-cell-style-name="ce1"/>
        <table:table-row table:style-name="ro3">
          <table:table-cell office:value-type="string">
            <text:p>Cada línea de este documento es algo que hay que hacer, una tarea. SI esa tarea se puede dividir en varias sub-tareas se añade una línea por cada una y su contenido de describe en la columna siguiente. De esta forma la tabla se extiende como un árbol. La idea es que cada tarea pueda ser resuelta en una tarde, o en pocos días. </text:p>
          </table:table-cell>
        </table:table-row>
        <table:table-row table:style-name="ro4">
          <table:table-cell office:value-type="string">
            <text:p>Quien se quiera hacer cargo de un punto escribe su nombre y resalta la tarea en su color. Como resultado puede cerrar una tarea o dividirla en varias tareas. A medida que bloques de tareas se se van completando se van pasando a la página de HECH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30/06/2015</text:date>, <text:time>10:2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j </meta:initial-creator>
    <meta:creation-date>2015-06-30T09:21:50</meta:creation-date>
    <dc:date>2015-06-30T10:24:14</dc:date>
    <dc:creator>pj </dc:creator>
    <meta:editing-duration>PT1H2M24S</meta:editing-duration>
    <meta:editing-cycles>4</meta:editing-cycles>
    <meta:generator>OpenOffice/4.1.1$Unix OpenOffice.org_project/411m6$Build-9775</meta:generator>
    <meta:document-statistic meta:table-count="3" meta:cell-count="24" meta:object-count="0"/>
  </office:meta>
</office:document-meta>
</file>